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67cm" fo:min-width="3.9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Linienspitzen_20_4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96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Linienspitzen_20_2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994cm" fo:min-width="1.941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Linienspitzen_20_2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="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dddddd" draw:opacity="40%" draw:textarea-horizontal-align="justify" draw:textarea-vertical-align="middle" draw:auto-grow-height="false" fo:min-height="0.907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5cm"/>
      <style:paragraph-properties style:writing-mode="lr-tb"/>
    </style:style>
    <style:style style:name="gr1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01cm" fo:min-width="0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6.62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1.05cm" fo:min-width="1.35cm"/>
      <style:paragraph-properties style:writing-mode="lr-tb"/>
    </style:style>
    <style:style style:name="gr1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95cm"/>
      <style:paragraph-properties style:writing-mode="lr-tb"/>
    </style:style>
    <style:style style:name="gr18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.75cm"/>
      <style:paragraph-properties style:writing-mode="lr-tb"/>
    </style:style>
    <style:style style:name="gr1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15cm" fo:min-width="1.05cm"/>
      <style:paragraph-properties style:writing-mode="lr-tb"/>
    </style:style>
    <style:style style:name="gr2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.96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1.75cm"/>
      <style:paragraph-properties style:writing-mode="lr-tb"/>
    </style:style>
    <style:style style:name="gr23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1cm"/>
      <style:paragraph-properties style:writing-mode="lr-tb"/>
    </style:style>
    <style:style style:name="gr24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2.35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bottom" draw:auto-grow-height="false" fo:min-height="3.67cm" fo:min-width="7.221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35cm" svg:stroke-color="#000000" draw:marker-start="Linienspitzen_20_3" draw:marker-start-width="0.252cm" draw:marker-end="Linienspitzen_20_3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25cm" fo:min-width="1.25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stroke-linejoin="none" draw:fill="none" draw:fill-color="#ffffff" loext:fill-use-slide-background="false" draw:textarea-horizontal-align="justify" draw:textarea-vertical-align="middle" draw:auto-grow-height="false" fo:min-height="0.466cm" fo:min-width="0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.601cm"/>
      <style:paragraph-properties style:writing-mode="lr-tb"/>
    </style:style>
    <style:style style:name="gr30" style:family="graphic" style:parent-style-name="standard">
      <style:graphic-properties draw:stroke="none" draw:fill="none" draw:fill-color="#729fcf" loext:fill-use-slide-background="false" draw:textarea-horizontal-align="justify" draw:textarea-vertical-align="middle" draw:auto-grow-height="false" fo:min-height="0.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opacity="0%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729fcf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729fcf"/>
      <style:paragraph-properties fo:text-align="center" style:writing-mode="lr-tb"/>
    </style:style>
    <style:style style:name="P8" style:family="paragraph">
      <loext:graphic-properties draw:fill-color="#dddddd" draw:opacity="40%"/>
      <style:paragraph-properties fo:text-align="center"/>
    </style:style>
    <style:style style:name="P9" style:family="paragraph">
      <loext:graphic-properties draw:opacity="0%"/>
      <style:paragraph-properties fo:text-align="center" style:writing-mode="lr-tb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729fcf"/>
      <style:paragraph-properties fo:text-align="end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style:font-name="Liberation Sans2" fo:font-size="10.5pt" style:font-name-asian="Liberation Sans2" style:font-size-asian="10.5pt" style:font-name-complex="Liberation Sans2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35cm" svg:y1="0.6cm" svg:x2="8.3cm" svg:y2="0.6cm">
          <text:p/>
        </draw:line>
        <draw:custom-shape draw:style-name="gr2" draw:text-style-name="P3" draw:layer="layout" svg:width="4.5cm" svg:height="4cm" draw:transform="skewX (-0.00122173047639603) translate (0.148cm 0.1cm)">
          <text:p text:style-name="P2">VCR</text:p>
          <text:p text:style-name="P2">RF</text:p>
          <text:p text:style-name="P2">o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4cm" svg:y1="0.6cm" svg:x2="3.9cm" svg:y2="0.6cm">
          <text:p/>
        </draw:line>
        <draw:custom-shape draw:style-name="gr4" draw:text-style-name="P4" draw:layer="layout" svg:width="0.5cm" svg:height="1.25cm" svg:x="2.1cm" svg:y="1.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35cm" svg:y1="0.477cm" svg:x2="2.35cm" svg:y2="1.6cm">
          <text:p/>
        </draw:line>
        <draw:line draw:style-name="gr6" draw:text-style-name="P1" draw:layer="layout" svg:x1="2.35cm" svg:y1="2.85cm" svg:x2="2.35cm" svg:y2="3.6cm">
          <text:p/>
        </draw:line>
        <draw:line draw:style-name="gr6" draw:text-style-name="P1" draw:layer="layout" svg:x1="1.976cm" svg:y1="3.596cm" svg:x2="2.726cm" svg:y2="3.596cm">
          <text:p/>
        </draw:line>
        <draw:line draw:style-name="gr6" draw:text-style-name="P1" draw:layer="layout" svg:x1="2.126cm" svg:y1="3.746cm" svg:x2="2.626cm" svg:y2="3.746cm">
          <text:p/>
        </draw:line>
        <draw:custom-shape draw:style-name="gr7" draw:text-style-name="P5" draw:layer="layout" svg:width="2.441cm" svg:height="1.244cm" svg:x="2.409cm" svg:y="1.756cm">
          <text:p text:style-name="P2">R<text:span text:style-name="T1">VCR </text:span><text:span text:style-name="T2">=</text:span></text:p>
          <text:p text:style-name="P2">?<text:span text:style-name="T3">Ω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2cm" svg:y1="3.1cm" svg:x2="5.15cm" svg:y2="3.1cm">
          <text:p/>
        </draw:line>
        <draw:line draw:style-name="gr9" draw:text-style-name="P1" draw:layer="layout" svg:x1="3.9cm" svg:y1="0.281cm" svg:x2="3.9cm" svg:y2="0.904cm">
          <text:p/>
        </draw:line>
        <draw:line draw:style-name="gr9" draw:text-style-name="P1" draw:layer="layout" svg:x1="4.15cm" svg:y1="0.281cm" svg:x2="4.15cm" svg:y2="0.904cm">
          <text:p/>
        </draw:line>
        <draw:line draw:style-name="gr10" draw:text-style-name="P1" draw:layer="layout" svg:x1="4.15cm" svg:y1="0.6cm" svg:x2="5.15cm" svg:y2="0.6cm">
          <text:p/>
        </draw:line>
        <draw:custom-shape draw:style-name="gr11" draw:text-style-name="P7" draw:layer="layout" svg:width="1.5cm" svg:height="0.75cm" svg:x="3.293cm" svg:y="0.833cm">
          <text:p text:style-name="P6">?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1.5cm" draw:transform="rotate (1.5707963267949) translate (6.6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15cm" svg:y1="3.1cm" svg:x2="6.7cm" svg:y2="3.1cm">
          <text:p/>
        </draw:line>
        <draw:line draw:style-name="gr6" draw:text-style-name="P1" draw:layer="layout" svg:x1="6.7cm" svg:y1="3.1cm" svg:x2="6.7cm" svg:y2="0.85cm">
          <text:p/>
        </draw:line>
        <draw:line draw:style-name="gr6" draw:text-style-name="P1" draw:layer="layout" svg:x1="8cm" svg:y1="3.1cm" svg:x2="8cm" svg:y2="0.85cm">
          <text:p/>
        </draw:line>
        <draw:line draw:style-name="gr6" draw:text-style-name="P1" draw:layer="layout" svg:x1="8cm" svg:y1="3.1cm" svg:x2="8.3cm" svg:y2="3.1cm">
          <text:p/>
        </draw:line>
        <draw:custom-shape draw:style-name="gr13" draw:text-style-name="P7" draw:layer="layout" svg:width="2cm" svg:height="0.75cm" svg:x="6.35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25cm" svg:height="0.351cm" svg:x="24.1cm" svg:y="0.6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1cm" svg:y1="0.6cm" svg:x2="19.05cm" svg:y2="0.6cm">
          <text:p/>
        </draw:line>
        <draw:custom-shape draw:style-name="gr12" draw:text-style-name="P8" draw:layer="layout" svg:width="0.5cm" svg:height="1.5cm" draw:transform="rotate (1.5707963267949) translate (17.35cm 0.85cm)">
          <text:p/>
          <draw:enhanced-geometry svg:viewBox="0 0 88 21600" draw:mirror-horizontal="false" draw:mirror-vertical="false" draw:glue-points="44 ?f6 44 0 0 10800 44 21600 88 10800" draw:text-areas="0 ?f6 88 ?f3" draw:type="can" draw:modifiers="2977.8221778221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7.1cm" svg:y1="3.1cm" svg:x2="17.45cm" svg:y2="3.1cm">
          <text:p/>
        </draw:line>
        <draw:line draw:style-name="gr6" draw:text-style-name="P1" draw:layer="layout" svg:x1="17.45cm" svg:y1="3.1cm" svg:x2="17.45cm" svg:y2="0.85cm">
          <text:p/>
        </draw:line>
        <draw:line draw:style-name="gr6" draw:text-style-name="P1" draw:layer="layout" svg:x1="18.75cm" svg:y1="3.1cm" svg:x2="18.75cm" svg:y2="0.85cm">
          <text:p/>
        </draw:line>
        <draw:line draw:style-name="gr6" draw:text-style-name="P1" draw:layer="layout" svg:x1="18.75cm" svg:y1="3.1cm" svg:x2="18.95cm" svg:y2="3.1cm">
          <text:p/>
        </draw:line>
        <draw:custom-shape draw:style-name="gr13" draw:text-style-name="P7" draw:layer="layout" svg:width="2cm" svg:height="0.75cm" svg:x="17.1cm" svg:y="0.85cm">
          <text:p text:style-name="P6"><text:span text:style-name="T3">75Ω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7.201cm" svg:height="4cm" draw:transform="skewX (-0.00122173047639603) translate (19.447cm 0.1cm)">
          <text:p text:style-name="P6">Domesday Duplic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9.95cm" svg:y1="3.1cm" svg:x2="18.95cm" svg:y2="3.1cm">
          <text:p/>
        </draw:line>
        <draw:line draw:style-name="gr10" draw:text-style-name="P1" draw:layer="layout" svg:x1="20.95cm" svg:y1="0.6cm" svg:x2="18.95cm" svg:y2="0.6cm">
          <text:p/>
        </draw:line>
        <draw:custom-shape draw:style-name="gr16" draw:text-style-name="P11" draw:layer="layout" svg:width="1.85cm" svg:height="1.3cm" svg:x="19.85cm" svg:y="1.6cm">
          <text:p text:style-name="P10"><text:span text:style-name="T5">50</text:span><text:span text:style-name="T3">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95cm" svg:y1="0.294cm" svg:x2="20.95cm" svg:y2="0.917cm">
          <text:p/>
        </draw:line>
        <draw:line draw:style-name="gr9" draw:text-style-name="P1" draw:layer="layout" svg:x1="21.2cm" svg:y1="0.294cm" svg:x2="21.2cm" svg:y2="0.917cm">
          <text:p/>
        </draw:line>
        <draw:custom-shape draw:style-name="gr17" draw:text-style-name="P7" draw:layer="layout" svg:width="2.45cm" svg:height="0.75cm" svg:x="19.85cm" svg:y="0.85cm">
          <text:p text:style-name="P6"><text:span text:style-name="T3">100n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svg:x="19.7cm" svg:y="1.5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95cm" svg:y1="0.494cm" svg:x2="19.95cm" svg:y2="1.55cm">
          <text:p/>
        </draw:line>
        <draw:custom-shape draw:style-name="gr18" draw:text-style-name="P7" draw:layer="layout" svg:width="1.25cm" svg:height="0.5cm" draw:transform="rotate (1.5707963267949) translate (19.703cm 2.8cm)">
          <text:p text:style-name="P6"><text:span text:style-name="T4">Ri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3.65cm" svg:y1="0.6cm" svg:x2="24.1cm" svg:y2="0.6cm">
          <text:p/>
        </draw:line>
        <draw:custom-shape draw:style-name="gr19" draw:text-style-name="P7" draw:layer="layout" svg:width="1.55cm" svg:height="0.4cm" svg:x="19.7cm" svg:y="0.2cm">
          <text:p text:style-name="P6"><text:span text:style-name="T4">C40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95cm" svg:y1="3.1cm" svg:x2="19.95cm" svg:y2="2.8cm">
          <text:p/>
        </draw:line>
        <draw:line draw:style-name="gr9" draw:text-style-name="P1" draw:layer="layout" svg:x1="5.457cm" svg:y1="0.281cm" svg:x2="5.457cm" svg:y2="0.904cm">
          <text:p/>
        </draw:line>
        <draw:line draw:style-name="gr9" draw:text-style-name="P1" draw:layer="layout" svg:x1="5.707cm" svg:y1="0.281cm" svg:x2="5.707cm" svg:y2="0.904cm">
          <text:p/>
        </draw:line>
        <draw:custom-shape draw:style-name="gr13" draw:text-style-name="P7" draw:layer="layout" svg:width="2cm" svg:height="0.75cm" svg:x="4.6cm" svg:y="0.833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707cm" svg:y1="0.6cm" svg:x2="6.35cm" svg:y2="0.6cm">
          <text:p/>
        </draw:line>
        <draw:line draw:style-name="gr6" draw:text-style-name="P1" draw:layer="layout" svg:x1="5.15cm" svg:y1="0.6cm" svg:x2="5.45cm" svg:y2="0.6cm">
          <text:p/>
        </draw:line>
        <draw:line draw:style-name="gr6" draw:text-style-name="P1" draw:layer="layout" svg:x1="24.1cm" svg:y1="2.85cm" svg:x2="24.1cm" svg:y2="0.35cm">
          <text:p/>
        </draw:line>
        <draw:line draw:style-name="gr6" draw:text-style-name="P1" draw:layer="layout" svg:x1="25.1cm" svg:y1="1.6cm" svg:x2="24.1cm" svg:y2="0.35cm">
          <text:p/>
        </draw:line>
        <draw:line draw:style-name="gr6" draw:text-style-name="P1" draw:layer="layout" svg:x1="25.1cm" svg:y1="1.6cm" svg:x2="24.1cm" svg:y2="2.85cm">
          <text:p/>
        </draw:line>
        <draw:custom-shape draw:style-name="gr20" draw:text-style-name="P7" draw:layer="layout" svg:width="0.5cm" svg:height="0.5cm" svg:x="24.65cm" svg:y="1.35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5cm" svg:height="0.75cm" svg:x="25cm" svg:y="0.25cm">
          <text:p text:style-name="P6"><text:span text:style-name="T6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5.1cm" svg:y1="1.6cm" svg:x2="25.754cm" svg:y2="1.6cm">
          <text:p/>
        </draw:line>
        <draw:custom-shape draw:style-name="gr22" draw:text-style-name="P7" draw:layer="layout" svg:width="2.25cm" svg:height="0.75cm" svg:x="21.9cm" svg:y="0.85cm">
          <text:p text:style-name="P6"><text:span text:style-name="T3">100Ω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6cm" svg:height="0.5cm" svg:x="22.2cm" svg:y="0.35cm">
          <text:p text:style-name="P6"><text:span text:style-name="T4">R40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22.4cm 0.85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2cm" svg:y1="0.6cm" svg:x2="22.4cm" svg:y2="0.6cm">
          <text:p/>
        </draw:line>
        <draw:line draw:style-name="gr6" draw:text-style-name="P1" draw:layer="layout" svg:x1="25.754cm" svg:y1="1.6cm" svg:x2="25.75cm" svg:y2="0.997cm">
          <text:p/>
        </draw:line>
        <draw:custom-shape draw:style-name="gr24" draw:text-style-name="P7" draw:layer="layout" svg:width="2.85cm" svg:height="0.75cm" svg:x="23.95cm" svg:y="2.5cm">
          <text:p text:style-name="P6"><text:span text:style-name="T3">OPA69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6cm" svg:height="0.5cm" svg:x="24.2cm" svg:y="2.2cm">
          <text:p text:style-name="P6"><text:span text:style-name="T4">U401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7.801cm" svg:height="4cm" draw:transform="skewX (-0.00122173047639603) translate (8.788cm 0.1cm)">
          <text:p text:style-name="P6">AD8367 amp (RMS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7.091cm" svg:y1="3.1cm" svg:x2="8.291cm" svg:y2="3.1cm">
          <text:p/>
        </draw:line>
        <draw:line draw:style-name="gr10" draw:text-style-name="P1" draw:layer="layout" svg:x1="9.591cm" svg:y1="0.6cm" svg:x2="8.291cm" svg:y2="0.6cm">
          <text:p/>
        </draw:line>
        <draw:line draw:style-name="gr6" draw:text-style-name="P1" draw:layer="layout" svg:x1="7.991cm" svg:y1="3.1cm" svg:x2="7.991cm" svg:y2="0.85cm">
          <text:p/>
        </draw:line>
        <draw:line draw:style-name="gr6" draw:text-style-name="P1" draw:layer="layout" svg:x1="7.991cm" svg:y1="3.1cm" svg:x2="8.291cm" svg:y2="3.1cm">
          <text:p/>
        </draw:line>
        <draw:custom-shape draw:style-name="gr27" draw:text-style-name="P7" draw:layer="layout" svg:width="1.75cm" svg:height="0.5cm" draw:transform="rotate (1.5707963267949) translate (11.041cm 2.6cm)">
          <text:p text:style-name="P6"><text:span text:style-name="T4">200Ω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591cm" svg:y1="0.294cm" svg:x2="9.591cm" svg:y2="0.917cm">
          <text:p/>
        </draw:line>
        <draw:line draw:style-name="gr9" draw:text-style-name="P1" draw:layer="layout" svg:x1="9.841cm" svg:y1="0.294cm" svg:x2="9.841cm" svg:y2="0.917cm">
          <text:p/>
        </draw:line>
        <draw:custom-shape draw:style-name="gr22" draw:text-style-name="P7" draw:layer="layout" svg:width="2.25cm" svg:height="0.75cm" svg:x="8.691cm" svg:y="0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5.591cm" svg:y1="0.6cm" svg:x2="17.091cm" svg:y2="0.6cm">
          <text:p/>
        </draw:line>
        <draw:line draw:style-name="gr6" draw:text-style-name="P1" draw:layer="layout" svg:x1="9.841cm" svg:y1="0.6cm" svg:x2="10.741cm" svg:y2="0.6cm">
          <text:p/>
        </draw:line>
        <draw:line draw:style-name="gr6" draw:text-style-name="P1" draw:layer="layout" svg:x1="11.091cm" svg:y1="2.85cm" svg:x2="11.091cm" svg:y2="0.35cm">
          <text:p/>
        </draw:line>
        <draw:line draw:style-name="gr6" draw:text-style-name="P1" draw:layer="layout" svg:x1="12.591cm" svg:y1="1.6cm" svg:x2="11.091cm" svg:y2="0.35cm">
          <text:p/>
        </draw:line>
        <draw:line draw:style-name="gr6" draw:text-style-name="P1" draw:layer="layout" svg:x1="12.591cm" svg:y1="1.6cm" svg:x2="11.091cm" svg:y2="2.85cm">
          <text:p/>
        </draw:line>
        <draw:line draw:style-name="gr6" draw:text-style-name="P1" draw:layer="layout" svg:x1="10.741cm" svg:y1="1.1cm" svg:x2="10.741cm" svg:y2="0.6cm">
          <text:p/>
        </draw:line>
        <draw:line draw:style-name="gr6" draw:text-style-name="P1" draw:layer="layout" svg:x1="10.741cm" svg:y1="1.1cm" svg:x2="11.665cm" svg:y2="1.1cm">
          <text:p/>
        </draw:line>
        <draw:line draw:style-name="gr6" draw:text-style-name="P1" draw:layer="layout" svg:x1="12.591cm" svg:y1="1.6cm" svg:x2="13.041cm" svg:y2="1.6cm">
          <text:p/>
        </draw:line>
        <draw:line draw:style-name="gr6" draw:text-style-name="P1" draw:layer="layout" svg:x1="13.041cm" svg:y1="1.6cm" svg:x2="13.041cm" svg:y2="0.6cm">
          <text:p/>
        </draw:line>
        <draw:line draw:style-name="gr9" draw:text-style-name="P1" draw:layer="layout" svg:x1="15.341cm" svg:y1="0.294cm" svg:x2="15.341cm" svg:y2="0.917cm">
          <text:p/>
        </draw:line>
        <draw:line draw:style-name="gr9" draw:text-style-name="P1" draw:layer="layout" svg:x1="15.591cm" svg:y1="0.294cm" svg:x2="15.591cm" svg:y2="0.917cm">
          <text:p/>
        </draw:line>
        <draw:custom-shape draw:style-name="gr22" draw:text-style-name="P7" draw:layer="layout" svg:width="2.25cm" svg:height="0.75cm" svg:x="14.441cm" svg:y="0.85cm">
          <text:p text:style-name="P6"><text:span text:style-name="T3">47uF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041cm" svg:y1="0.6cm" svg:x2="13.341cm" svg:y2="0.6cm">
          <text:p/>
        </draw:line>
        <draw:custom-shape draw:style-name="gr28" draw:text-style-name="P4" draw:layer="layout" svg:width="0.25cm" svg:height="0.75cm" svg:x="11.541cm" svg:y="1.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69cm" svg:y1="1.35cm" svg:x2="11.665cm" svg:y2="1.102cm">
          <text:p/>
        </draw:line>
        <draw:line draw:style-name="gr5" draw:text-style-name="P1" draw:layer="layout" svg:x1="11.68cm" svg:y1="3.219cm" svg:x2="11.663cm" svg:y2="2.092cm">
          <text:p/>
        </draw:line>
        <draw:custom-shape draw:style-name="gr29" draw:text-style-name="P7" draw:layer="layout" svg:width="1.101cm" svg:height="0.75cm" svg:x="12.191cm" svg:y="1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1.25cm" draw:transform="rotate (1.5707963267949) translate (13.341cm 0.8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75cm" svg:x="13.191cm" svg:y="0.85cm">
          <text:p text:style-name="P6"><text:span text:style-name="T3">0Ω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591cm" svg:y1="0.6cm" svg:x2="15.341cm" svg:y2="0.6cm">
          <text:p/>
        </draw:line>
        <draw:custom-shape draw:style-name="gr30" draw:text-style-name="P7" draw:layer="layout" svg:width="0.25cm" svg:height="0.75cm" svg:x="10.841cm" svg:y="0.55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4" draw:display-name="Linienspitzen 4" svg:viewBox="0 0 20 30" svg:d="M10 30l-10-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2cm" fo:page-width="27.5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19T21:36:56.382000000</dc:date>
    <meta:editing-duration>PT2H24M33S</meta:editing-duration>
    <meta:editing-cycles>16</meta:editing-cycles>
    <meta:generator>LibreOffice/7.4.0.3$Windows_X86_64 LibreOffice_project/f85e47c08ddd19c015c0114a68350214f7066f5a</meta:generator>
    <meta:document-statistic meta:object-count="89"/>
  </office:meta>
</office:document-meta>
</file>